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>produced_resources</text:p>
          </table:table-cell>
          <table:table-cell office:value-type="string">
            <text:p>upgrades</text:p>
          </table:table-cell>
          <table:table-cell office:value-type="string">
            <text:p>prerequisites</text:p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listed</text:p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troy_if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planet</text:p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is_capi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is_slave_tile_or_plane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custom_tooltip</text:p>
          </table:table-cell>
          <table:table-cell office:value-type="string">
            <text:p/>
          </table:table-cell>
          <table:table-cell office:value-type="string">
            <text:p>is_capit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lanet_cla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text</text:p>
          </table:table-cell>
          <table:table-cell office:value-type="string">
            <text:p>plane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authority</text:p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autho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1</text:p>
          </table:table-cell>
          <table:table-cell office:value-type="string">
            <text:p>210</text:p>
          </table:table-cell>
          <table:table-cell office:value-type="string">
            <text:p>60</text:p>
          </table:table-cell>
          <table:table-cell office:value-type="string">
            <text:p>pc_habitat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building_power_plant_2</text:p>
          </table:table-cell>
          <table:table-cell office:value-type="string">
            <text:p>"tech_power_plant_1"</text:p>
          </table:table-cell>
          <table:table-cell office:value-type="string">
            <text:p>OCC0</text:p>
          </table:table-cell>
          <table:table-cell office:value-type="string">
            <text:p>sr_betharian</text:p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r_alien_pe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2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pc_habitat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building_power_plant_3</text:p>
          </table:table-cell>
          <table:table-cell office:value-type="string">
            <text:p>"tech_power_plant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auth_machine_intelligence</text:p>
          </table:table-cell>
          <table:table-cell office:value-type="string">
            <text:p/>
          </table:table-cell>
          <table:table-cell office:value-type="string">
            <text:p>"requires_building_capital_1"</text:p>
          </table:table-cell>
          <table:table-cell office:value-type="string">
            <text:p>"building_capital_1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"requires_building_machine_capital_1"</text:p>
          </table:table-cell>
          <table:table-cell office:value-type="string">
            <text:p>"building_machine_capital_1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machine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machine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3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pc_habitat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building_power_plant_4</text:p>
          </table:table-cell>
          <table:table-cell office:value-type="string">
            <text:p>"tech_power_plant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auth_machine_intelligence</text:p>
          </table:table-cell>
          <table:table-cell office:value-type="string">
            <text:p/>
          </table:table-cell>
          <table:table-cell office:value-type="string">
            <text:p>"requires_building_capital_2"</text:p>
          </table:table-cell>
          <table:table-cell office:value-type="string">
            <text:p>"building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"requires_building_machine_capital_2"</text:p>
          </table:table-cell>
          <table:table-cell office:value-type="string">
            <text:p>"building_machine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machine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4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pc_habitat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building_power_plant_5</text:p>
          </table:table-cell>
          <table:table-cell office:value-type="string">
            <text:p>"tech_power_plant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auth_machine_intelligence</text:p>
          </table:table-cell>
          <table:table-cell office:value-type="string">
            <text:p/>
          </table:table-cell>
          <table:table-cell office:value-type="string">
            <text:p>"requires_building_capital_2"</text:p>
          </table:table-cell>
          <table:table-cell office:value-type="string">
            <text:p>"building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"requires_building_machine_capital_2"</text:p>
          </table:table-cell>
          <table:table-cell office:value-type="string">
            <text:p>"building_machine_capital_2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machine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5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"tech_power_plant_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auth_machine_intelligence</text:p>
          </table:table-cell>
          <table:table-cell office:value-type="string">
            <text:p/>
          </table:table-cell>
          <table:table-cell office:value-type="string">
            <text:p>"requires_any_empire_capital"</text:p>
          </table:table-cell>
          <table:table-cell office:value-type="string">
            <text:p>"building_capital_3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hab_capital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"requires_any_machine_empire_capital"</text:p>
          </table:table-cell>
          <table:table-cell office:value-type="string">
            <text:p>"building_machine_capital_3"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hab_capital"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